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bd588" officeooo:paragraph-rsid="000bd588"/>
    </style:style>
    <style:style style:name="P2" style:family="paragraph" style:parent-style-name="Text_20_body" style:list-style-name="L1"/>
    <style:style style:name="P3" style:family="paragraph" style:parent-style-name="Text_20_body" style:list-style-name="L1">
      <style:text-properties officeooo:rsid="000bd588" officeooo:paragraph-rsid="000bd588"/>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Crone’s Palace — The Forgotten Pact</text:span></text:h>
      <text:p text:style-name="Text_20_body">In a quiet, overgrown valley beyond Althum’s desolate frontier, there stands a manor wrapped in stillness. <text:span text:style-name="Strong_20_Emphasis">The Crone’s Palace</text:span>—neither a ruin nor a stronghold—is a relic of forgotten power, where time thickens and silence has weight. Mist drifts around its twisted chimneys, and thorn-covered walls whisper with old spells half-forgotten by the world.</text:p>
      <text:p text:style-name="Text_20_body">Centuries ago, a pact was struck between this land’s monarch and the enigmatic sorceress now known only as <text:span text:style-name="Strong_20_Emphasis">the Crone</text:span>. In exchange for her presence and protection over this remote region, she was granted this estate and was left in peace to conduct her arcane studies. It was not ambition or politics that bound her to Althum, but <text:span text:style-name="Strong_20_Emphasis">a life debt</text:span>—the monarch’s court healer once saved her from a fatal affliction no magic could cure. A cursed tumor had taken root inside her, and only cold iron and mortal surgery could excise it. She survived the operation by enduring unimaginable pain while using her magic to keep herself alive—an ordeal she remembers with grim pride.</text:p>
      <text:p text:style-name="Text_20_body">That act of human brilliance and courage left its mark. She vowed to serve, in her own way, until told otherwise.</text:p>
      <text:p text:style-name="Text_20_body">Now ancient beyond reckoning, the Crone remains in her palace, surrounded by monsters she does not control—yet who avoid her as if by instinct. The townsfolk say she commands them, but the truth is simpler and sadder: <text:span text:style-name="Strong_20_Emphasis">she is too old and too weary to bother with them</text:span>. Though her magic is potent enough to rival any archmage, her body is frail. Walking for too long, casting too many spells in a day, even maintaining her illusions for comfort—it all takes a toll. She can override her limits, yes, but doing so is exhausting. Dangerous.</text:p>
      <text:p text:style-name="Text_20_body">When the undead legions of the Sepulchral Order rose, she did not remain idle. She aided local miners, shielded travelers, and struck down horrors that dared draw near. But <text:span text:style-name="Strong_20_Emphasis">no word came from the palace in Althum</text:span>. No summons. No command. The kingdom had fallen silent. And so, the Crone waited. As villages emptied and monsters crept across the hills, she did nothing—not from cruelty, but from obedience. Her pact bound her to act only when asked, and the voice of the crown never came.</text:p>
      <text:p text:style-name="Text_20_body">She waited... until <text:span text:style-name="Strong_20_Emphasis">you</text:span> arrived.</text:p>
      <text:p text:style-name="Text_20_body">When the player reaches the Crone’s Palace, they find it still intact, albeit eerie and still guarded by surrounding monstrosities. And within, the Crone herself. She allows the player to claim the region—but only <text:span text:style-name="Strong_20_Emphasis">until the King says otherwise</text:span>. That condition, simple as it is, is not a jest. It is the last thread of her ancient oath, and she clings to it with near-religious conviction.</text:p>
      <text:p text:style-name="P1">a gothic citadel half-consumed by ivy and shadows. It now serves as a recruiting ground for <text:span text:style-name="Strong_20_Emphasis">Liches</text:span>, masterful undead sorcerers drawn not by command, but by instinct. <text:span text:style-name="Strong_20_Emphasis">Liches of old, long since hollowed of will and memory, are lured to the fort by the lingering aura of the Crone’s immense power.</text:span> They gather like moths to flame—souls adrift, pulled into the orbit of something ancient, familiar… and still alive.</text:p>
      <text:p text:style-name="Text_20_body">The <text:span text:style-name="Strong_20_Emphasis">main node</text:span> surrounding her domain includes:</text:p>
      <text:list text:style-name="L1">
        <text:list-item>
          <text:p text:style-name="P2"><text:span text:style-name="Strong_20_Emphasis">2 Gold Mines</text:span>, where spectral miners still echo their labor;</text:p>
        </text:list-item>
        <text:list-item>
          <text:p text:style-name="P2"><text:soft-page-break/><text:span text:style-name="Strong_20_Emphasis">1 Mana Reservoir</text:span>, tangled with magical flora she once cultivated;</text:p>
        </text:list-item>
        <text:list-item>
          <text:p text:style-name="P2"><text:span text:style-name="Strong_20_Emphasis">1 Supply Depot</text:span>, guarded by wards older than most living men.</text:p>
        </text:list-item>
        <text:list-item>
          <text:p text:style-name="P3">1 Fort Node</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04T22:14:52.759893234</meta:creation-date>
    <dc:date>2025-07-04T22:33:19.735812266</dc:date>
    <meta:editing-duration>PT18M27S</meta:editing-duration>
    <meta:editing-cycles>2</meta:editing-cycles>
    <meta:generator>LibreOffice/25.2.4.3$Linux_X86_64 LibreOffice_project/520$Build-3</meta:generator>
    <meta:document-statistic meta:table-count="0" meta:image-count="0" meta:object-count="0" meta:page-count="2" meta:paragraph-count="14" meta:word-count="568" meta:character-count="3263" meta:non-whitespace-character-count="2721"/>
  </office:meta>
</office:document-meta>
</file>